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951e" officeooo:paragraph-rsid="000103a8"/>
    </style:style>
    <style:style style:name="T1" style:family="text">
      <style:text-properties officeooo:rsid="000103a8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1.1<text:span text:style-name="T1">2</text:span> – Enlace.</text:p>
      <text:p text:style-name="P1"/>
      <text:p text:style-name="P1"><text:a xlink:type="simple" xlink:href="https://github.com/luisgimenoh/Practica-1.12-HTML_Modificaciones_y_contenido_incrustado" text:style-name="Internet_20_link" text:visited-style-name="Visited_20_Internet_20_Link">https://github.com/luisgimenoh/Practica-1.12-HTML_Modificaciones_y_contenido_incrustado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7T00:02:10.342000000</meta:creation-date>
    <dc:date>2019-10-27T00:04:28.391000000</dc:date>
    <meta:editing-duration>PT2M22S</meta:editing-duration>
    <meta:editing-cycles>1</meta:editing-cycles>
    <meta:document-statistic meta:table-count="0" meta:image-count="0" meta:object-count="0" meta:page-count="1" meta:paragraph-count="2" meta:word-count="4" meta:character-count="112" meta:non-whitespace-character-count="108"/>
    <meta:generator>LibreOffice/6.3.2.2$Windows_X86_64 LibreOffice_project/98b30e735bda24bc04ab42594c85f7fd8be07b9c</meta:generator>
  </office:meta>
</office:document-meta>
</file>